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72D000020DF9D2FA0CC.svm"/>
  <manifest:file-entry manifest:media-type="" manifest:full-path="Pictures/200000070000277C0000177721518A9C.svm"/>
  <manifest:file-entry manifest:media-type="" manifest:full-path="Pictures/20000007000023F9000020AACCF4242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/</text:p>
      <text:p text:style-name="P1">/************************** <text:s/>Name:- Divesh Uttamchandani <text:s/>**************************/</text:p>
      <text:p text:style-name="P1">/************************** <text:s/>Class :- XII <text:s/>A <text:s text:c="28"/>**************************/</text:p>
      <text:p text:style-name="P1">/************************** <text:s/>Date <text:s/>:- 10 August 2014 <text:s text:c="13"/>**************************/</text:p>
      <text:p text:style-name="P1">/************************** <text:s/>Q-9) <text:s/>:- Employee-Manager <text:s text:c="6"/>**************************/</text:p>
      <text:p text:style-name="P1">/*******************************************************************************/</text:p>
      <text:p text:style-name="Standard">#include&lt;iostream.h&gt;</text:p>
      <text:p text:style-name="Standard">#include&lt;stdio.h&gt;</text:p>
      <text:p text:style-name="Standard">#include&lt;conio.h&gt;</text:p>
      <text:p text:style-name="Standard">#include&lt;string.h&gt;</text:p>
      <text:p text:style-name="Standard">#include&lt;ctype.h&gt;</text:p>
      <text:p text:style-name="Standard"/>
      <text:p text:style-name="Standard">///////////////////////////////////////Global Variable To Handle Initial Emp No////////////////////////////////////////////</text:p>
      <text:p text:style-name="Standard">int e=1 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>///////////////////////////////////// Declaration &amp; Definition of Class Employee//////////////////////////////////////////</text:p>
      <text:p text:style-name="Standard">class employee</text:p>
      <text:p text:style-name="Standard">{</text:p>
      <text:p text:style-name="Standard"><text:s text:c="2"/>protected:</text:p>
      <text:p text:style-name="Standard"><text:s text:c="4"/>int e_no;</text:p>
      <text:p text:style-name="Standard"><text:s text:c="4"/>char nm[20];</text:p>
      <text:p text:style-name="Standard"><text:s text:c="4"/>char add[20];</text:p>
      <text:p text:style-name="Standard"><text:s text:c="4"/>char dep[20];</text:p>
      <text:p text:style-name="Standard"><text:s text:c="2"/>public:</text:p>
      <text:p text:style-name="Standard">//______________________________________________________________________________//</text:p>
      <text:p text:style-name="Standard"><text:s text:c="3"/>void enter()</text:p>
      <text:p text:style-name="Standard"><text:s text:c="3"/>{</text:p>
      <text:p text:style-name="Standard"><text:s text:c="5"/>cout&lt;&lt;"\n\nEnter employee name\t\t";</text:p>
      <text:p text:style-name="Standard"><text:s text:c="5"/>gets(nm);</text:p>
      <text:p text:style-name="Standard"><text:s text:c="5"/>cout&lt;&lt;"Enter employee address\t\t";</text:p>
      <text:p text:style-name="Standard"><text:s text:c="5"/>gets(add);</text:p>
      <text:p text:style-name="Standard"><text:s text:c="5"/>cout&lt;&lt;"Enter employee department\t";</text:p>
      <text:p text:style-name="Standard"><text:s text:c="5"/>gets(dep);</text:p>
      <text:p text:style-name="Standard"><text:s text:c="5"/>e_no=e++;</text:p>
      <text:p text:style-name="Standard"><text:s text:c="5"/>cout&lt;&lt;"\nEmployee no alloted="&lt;&lt;e_no&lt;&lt;"\n";</text:p>
      <text:p text:style-name="Standard"><text:s text:c="3"/>}</text:p>
      <text:p text:style-name="Standard">//............................................................................................................................................................//</text:p>
      <text:p text:style-name="Standard"><text:s text:c="3"/>void display()</text:p>
      <text:p text:style-name="Standard"><text:s text:c="3"/>{</text:p>
      <text:p text:style-name="Standard"><text:s text:c="4"/>cout&lt;&lt;"\nEmployee no:\t\t"&lt;&lt;e_no;</text:p>
      <text:p text:style-name="Standard"><text:s text:c="4"/>cout&lt;&lt;"\nEmployee name:\t\t"&lt;&lt; nm;</text:p>
      <text:p text:style-name="Standard"><text:s text:c="4"/>cout&lt;&lt;"\nEmployee department:\t"&lt;&lt; dep;</text:p>
      <text:p text:style-name="Standard"><text:s text:c="4"/>cout&lt;&lt;"\nEmployee address:\t"&lt;&lt; add;</text:p>
      <text:p text:style-name="Standard"><text:s text:c="3"/>}</text:p>
      <text:p text:style-name="Standard">//______________________________________________________________________________//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><text:soft-page-break/>///////////////////////////////////// Declaration &amp; Definition of Class Manager//////////////////////////////////////////</text:p>
      <text:p text:style-name="Standard">class manager:employee<text:tab/>//manager IS-A employee</text:p>
      <text:p text:style-name="Standard">{</text:p>
      <text:p text:style-name="Standard">employee e[20];</text:p>
      <text:p text:style-name="Standard">int no_of_e; <text:s text:c="11"/>//it HAS details of emp working under the manager</text:p>
      <text:p text:style-name="Standard">public:</text:p>
      <text:p text:style-name="Standard">//______________________________________________________________________________//</text:p>
      <text:p text:style-name="Standard">void enter()</text:p>
      <text:p text:style-name="Standard"><text:s/>{</text:p>
      <text:p text:style-name="Standard"><text:s/>cout&lt;&lt;"Enter info of manager\n\n";</text:p>
      <text:p text:style-name="Standard"><text:s/>employee::enter();</text:p>
      <text:p text:style-name="Standard"><text:s/>cout&lt;&lt;"\nEnter no of employees working under\t";</text:p>
      <text:p text:style-name="Standard"><text:s/>cin&gt;&gt;no_of_e;</text:p>
      <text:p text:style-name="Standard"/>
      <text:p text:style-name="Standard"><text:tab/>for(int i=0;i&lt;no_of_e;i++)</text:p>
      <text:p text:style-name="Standard"><text:tab/>{</text:p>
      <text:p text:style-name="Standard"><text:tab/>cout&lt;&lt;"\n\nEnter details of employee\t"&lt;&lt;i+1;</text:p>
      <text:p text:style-name="Standard"><text:tab/>e[i].enter();</text:p>
      <text:p text:style-name="Standard"><text:tab/>}</text:p>
      <text:p text:style-name="Standard"><text:s/>}</text:p>
      <text:p text:style-name="Standard">//............................................................................................................................................................//</text:p>
      <text:p text:style-name="Standard"><text:s/>void display()</text:p>
      <text:p text:style-name="Standard"><text:s/>{</text:p>
      <text:p text:style-name="Standard"><text:s text:c="2"/>cout&lt;&lt;"\nInfo Of Manager";</text:p>
      <text:p text:style-name="Standard"><text:s text:c="2"/>employee::display();</text:p>
      <text:p text:style-name="Standard"><text:s text:c="2"/>cout&lt;&lt;"\n\nNo of employee working under\t"&lt;&lt;no_of_e;</text:p>
      <text:p text:style-name="Standard"/>
      <text:p text:style-name="Standard"><text:tab/> for(int i=0;i&lt;no_of_e;i++)</text:p>
      <text:p text:style-name="Standard"><text:s text:c="3"/><text:tab/>{</text:p>
      <text:p text:style-name="Standard"><text:s text:c="3"/><text:tab/>cout&lt;&lt;"\n\nDetails of employee\t"&lt;&lt;i+1;</text:p>
      <text:p text:style-name="Standard"><text:s text:c="3"/><text:tab/>e[i].display();</text:p>
      <text:p text:style-name="Standard"><text:s text:c="3"/><text:tab/>}</text:p>
      <text:p text:style-name="Standard"><text:s text:c="2"/>}</text:p>
      <text:p text:style-name="Standard">//______________________________________________________________________________//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clrscr();</text:p>
      <text:p text:style-name="Standard">manager m;</text:p>
      <text:p text:style-name="Standard">m.enter();</text:p>
      <text:p text:style-name="Standard"/>
      <text:p text:style-name="Standard">cout&lt;&lt;"\n\n\n"Press any key to see details...";</text:p>
      <text:p text:style-name="Standard"/>
      <text:p text:style-name="Standard">getch();</text:p>
      <text:p text:style-name="Standard">clrscr();</text:p>
      <text:p text:style-name="Standard">m.display();</text:p>
      <text:p text:style-name="Standard">getch();</text:p>
      <text:p text:style-name="Standard">}</text:p>
      <text:p text:style-name="Standard">//********************************End Of Main***********************************//</text:p>
      <text:p text:style-name="P2"><text:soft-page-break/>OUTPUT</text:p>
      <text:p text:style-name="P2"/>
      <text:p text:style-name="P2"><draw:frame draw:style-name="fr1" draw:name="graphics2" text:anchor-type="paragraph" svg:x="2.383cm" svg:y="8.435cm" svg:width="12.252cm" svg:height="6.008cm" draw:z-index="1"><draw:image xlink:href="Pictures/200000070000277C0000177721518A9C.svm" xlink:type="simple" xlink:show="embed" xlink:actuate="onLoad"/></draw:frame><draw:frame draw:style-name="fr2" draw:name="graphics1" text:anchor-type="paragraph" svg:width="12.236cm" svg:height="8.701cm" draw:z-index="0"><draw:image xlink:href="Pictures/200000070000272D000020DF9D2FA0CC.svm" xlink:type="simple" xlink:show="embed" xlink:actuate="onLoad"/></draw:frame></text:p>
      <text:p text:style-name="P2"><draw:frame draw:style-name="fr1" draw:name="graphics3" text:anchor-type="paragraph" svg:x="2.415cm" svg:y="0.582cm" svg:width="12.252cm" svg:height="8.363cm" draw:z-index="2"><draw:image xlink:href="Pictures/20000007000023F9000020AACCF4242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8-10T16:35:48.24</meta:creation-date>
    <dc:date>2014-12-02T01:32:21.65</dc:date>
    <dc:creator>Divesh </dc:creator>
    <meta:editing-duration>PT16M33S</meta:editing-duration>
    <meta:editing-cycles>24</meta:editing-cycles>
    <meta:generator>OpenOffice/4.0.0$Win32 OpenOffice.org_project/400m3$Build-9702</meta:generator>
    <meta:document-statistic meta:table-count="0" meta:image-count="3" meta:object-count="0" meta:page-count="3" meta:paragraph-count="94" meta:word-count="203" meta:character-count="3496"/>
  </office:meta>
</office:document-meta>
</file>